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color="#FFFFFF" style:font-name="U2400" style:font-name-asian="U2400" style:font-name-complex="U2400" fo:font-size="14pt" style:font-size-asian="14pt" style:font-size-complex="14pt"/>
    </style:style>
    <style:style style:name="ce5" style:family="table-cell" style:parent-style-name="Default" style:data-style-name="N0">
      <style:text-properties fo:color="#FFFFFF" style:font-name="U0400" style:font-name-asian="U0400" style:font-name-complex="U0400" fo:font-size="14pt" style:font-size-asian="14pt" style:font-size-complex="14pt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typ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date" office:date-value="2016-10-20T00:00:00" table:style-name="ce2">
            <text:p>10/20/2016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heet1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ssue2" table:style-name="ta1">
        <table:table-column table:style-name="co2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issue5" table:style-name="ta3">
        <table:table-column table:style-name="co2" table:number-columns-repeated="16384" table:default-cell-style-name="ce1"/>
        <table:table-row table:style-name="ro1">
          <table:table-cell office:value-type="float" office:value="0.5" table:style-name="ce3">
            <text:p>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issue6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pc_chr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&amp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g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a ' aa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"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☺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àâéêèçöïî«»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expression table:name="MyBrokenRange" table:expression="of:=[Sheet1.#REF!]" table:base-cell-address="datatypes.$A$1"/>
        <table:named-range table:name="MyDataTypes" table:cell-range-address="datatypes.$A$1:datatypes.$A$6" table:base-cell-address="datatypes.$A$1"/>
        <table:named-range table:name="OneRange" table:cell-range-address="Sheet1.$A$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Johann Tuffe (jtuffe010814)</meta:initial-creator>
    <dc:creator>Johann Tuffe (jtuffe010814)</dc:creator>
    <meta:creation-date>2016-10-18T10:19:50Z</meta:creation-date>
    <dc:date>2017-04-14T08:25:55Z</dc:date>
  </office:meta>
</office:document-meta>
</file>